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ngNamespaceHandler.registerScriptBeanDefinitionParser( String key , String script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ng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